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4.2181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6.705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13">
            <text:p>05/13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ISS == 0:</text:p>
            <text:p><text:s text:c="2"/>ISS (initial sequence number) ← 1;</text:p>
            <text:p><text:s text:c="2"/>SEG.SEQ ← ISS;</text:p>
            <text:p><text:s text:c="2"/>SEG.ACK ← RCV.NXT; # RCV.NXT should be set to 0 on init</text:p>
            <text:p><text:s text:c="2"/>SND.UNA ← ISS;</text:p>
            <text:p><text:s text:c="2"/>SND.NXT ← ISS + 1;</text:p>
            <text:p/>
            <text:p>Else: </text:p>
            <text:p><text:s text:c="2"/>SEG.SEQ ← SND.NXT;</text:p>
            <text:p><text:s text:c="2"/>SND.NXT ← SND.NXT + SEG.LEN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 on SendBuffer;</text:p>
            <text:p/>
            <text:p>Insert RCV.WND into header.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4">if my timer &amp;&amp; state == TimeWait:</text:span></text:p>
            <text:p><text:span text:style-name="T4"><text:s/>→ </text:span><text:span text:style-name="T4">Closed;</text:span></text:p>
            <text:p><text:span text:style-name="T4"><text:s/></text:span><text:span text:style-name="T4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ResendPacket</text:p>
          </table:table-cell>
          <table:table-cell table:style-name="Default" office:value-type="string">
            <text:p>[NetworkSendPacketEvent]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window size):</text:p>
            <text:p><text:s text:c="4"/>Send ack; # put this in reliability?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.queue()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an_send() &amp;&amp; if SND.UNA &lt; SEG.ACK &lt;= SND.NXT:</text:p>
            <text:p><text:s text:c="2"/># The only thing we need to do in congestion control is read the ack number.</text:p>
            <text:p><text:s text:c="2"/>congestion_control()</text:p>
            <text:p/>
            <text:p>assert(the total of RCV.NXT and RCV.WND is not reduced) # page 74</text:p>
            <text:p/>
            <text:p><text:span text:style-name="T3"># This needs to happen after all calls to all modules</text:span></text:p>
            <text:p><text:span text:style-name="T3">If saved CloseEvent &amp;&amp; send buffer is empty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table:style-name="Default" office:value-type="string">
            <text:p>Update timer according to RFC 2988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Duplicate strictly less than SND.UNA</text:p>
            <text:p><text:span text:style-name="T2">Else if ACK &amp;&amp; SEG.ACK &lt;= SND.UNA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><text:s text:c="2"/># we may not need to adjust the receive window on these control bits</text:p>
            <text:p><text:s text:c="2"/># as we will consume it next</text:p>
            <text:p><text:s text:c="2"/>RCV.WND ← RCV.WND – 1;</text:p>
            <text:p/>
            <text:p>Else If data:</text:p>
            <text:p><text:s text:c="2"/>Save packet in priority queue to keep packets ordered</text:p>
            <text:p><text:s text:c="2"/>RCV.WND ← RCV.WND – amount of new data (not necessarily the amount in the packet)</text:p>
            <text:p><text:s text:c="2"/># put as many in order packets as we can into the receive buffer</text:p>
            <text:p><text:s text:c="2"/>If queue.top() == RCV.NXT:</text:p>
            <text:p><text:s text:c="4"/>Save as much contiguous data in receive buffer as we can;</text:p>
            <text:p><text:s text:c="4"/>Peek at data in the queue and update all received data to be correct and</text:p>
            <text:p><text:s text:c="5"/>Remove all packets we can from the queue</text:p>
            <text:p><text:s text:c="4"/>RCV.NXT ← RCV.NXT + amount put in receive buffer; <text:s text:c="3"/></text:p>
            <text:p><text:s text:c="4"/>[ReceiveBufferNotEmpty];</text:p>
            <text:p/>
            <text:p><text:s text:c="2"/>Send ACK # always send ack upon receipt of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4">If Fin &amp;&amp; state == Established:</text:span></text:p>
            <text:p><text:span text:style-name="T4"><text:s/>→ </text:span><text:span text:style-name="T4">CloseWait;</text:span></text:p>
            <text:p><text:span text:style-name="T4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</text:span><text:span text:style-name="T3"> </text:span><text:span text:style-name="T5">&amp;&amp; send buffer is empty</text:span><text:span text:style-name="T5">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 </text:span><text:span text:style-name="T5">&amp;&amp; send buffer is empty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 </text:span><text:span text:style-name="T5">&amp;&amp; send buffer is empty</text:span><text:span text:style-name="T3">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8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not empty OR R.queue() is not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9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0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0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0" table:number-rows-repeated="1048550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05/13/2011</text:date>, <text:time>10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3T10:18:37</dc:date>
    <dc:creator>Randy Buck</dc:creator>
    <meta:editing-duration>PT532H44M54S</meta:editing-duration>
    <meta:editing-cycles>236</meta:editing-cycles>
    <meta:generator>OpenOffice.org/3.2$Unix OpenOffice.org_project/320m12$Build-9483</meta:generator>
    <meta:printed-by>Randy Buck</meta:printed-by>
    <meta:print-date>2011-05-13T09:10:13</meta:print-date>
    <meta:document-statistic meta:table-count="3" meta:cell-count="43" meta:object-count="0"/>
  </office:meta>
</office:document-meta>
</file>